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1b7" officeooo:paragraph-rsid="000491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3 OF #60DAYSOFUDACITY</text:p>
      <text:p text:style-name="P1"/>
      <text:p text:style-name="P1">1.Completed lesson 3 Differential Privacy </text:p>
      <text:p text:style-name="P1">2..Had a series of discussion how to make the bee-digest super productive 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23:55:37.831818081</meta:creation-date>
    <dc:date>2019-06-30T23:58:11.133305821</dc:date>
    <meta:editing-duration>PT2M34S</meta:editing-duration>
    <meta:editing-cycles>1</meta:editing-cycles>
    <meta:document-statistic meta:table-count="0" meta:image-count="0" meta:object-count="0" meta:page-count="1" meta:paragraph-count="3" meta:word-count="22" meta:character-count="143" meta:non-whitespace-character-count="123"/>
    <meta:generator>LibreOffice/6.0.7.3$Linux_X86_64 LibreOffice_project/00m0$Build-3</meta:generator>
  </office:meta>
</office:document-meta>
</file>